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color="#729fcf" draw:fill-image-name="_35__20_Percent" draw:opacity="50%" draw:textarea-horizontal-align="justify" draw:textarea-vertical-align="middle" draw:auto-grow-height="false" fo:min-height="11.35cm" fo:min-width="2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="solid" draw:fill-color="#ffd428" draw:textarea-horizontal-align="justify" draw:textarea-vertical-align="middle" draw:auto-grow-height="false" fo:min-height="1.306cm" fo:min-width="1.05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0.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botto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5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5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16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55cm" fo:min-width="0cm"/>
      <style:paragraph-properties style:writing-mode="lr-tb"/>
    </style:style>
    <style:style style:name="gr1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2.006cm" fo:min-width="8.256cm"/>
      <style:paragraph-properties style:writing-mode="lr-tb"/>
    </style:style>
    <style:style style:name="gr12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2.006cm" fo:min-width="8.25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P2" style:family="paragraph">
      <loext:graphic-properties draw:fill="bitmap" draw:fill-color="#729fcf" draw:fill-image-name="_35__20_Percent" draw:opacity="50%"/>
      <style:paragraph-properties fo:text-align="center" style:writing-mode="lr-tb"/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P3" style:family="paragraph">
      <style:paragraph-properties fo:text-align="center" style:writing-mode="lr-tb"/>
      <style:text-properties style:font-name="Liberation Serif" fo:font-size="20pt" fo:font-style="italic" style:font-size-asian="20pt" style:font-size-complex="2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P6" style:family="paragraph">
      <loext:graphic-properties draw:fill="solid" draw:fill-color="#ffd428"/>
      <style:paragraph-properties fo:text-align="center" style:writing-mode="lr-tb"/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P7" style:family="paragraph">
      <loext:graphic-properties draw:fill="solid"/>
      <style:paragraph-properties fo:text-align="center" style:writing-mode="lr-tb"/>
      <style:text-properties style:font-name="Liberation Seri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center"/>
      <style:text-properties style:font-name="Liberation Serif" fo:font-size="20pt" style:font-size-asian="28pt" style:font-size-complex="28pt"/>
    </style:style>
    <style:style style:name="P12" style:family="paragraph">
      <loext:graphic-properties draw:fill="solid" draw:fill-color="#afd095"/>
      <style:paragraph-properties fo:text-align="center"/>
      <style:text-properties style:font-name="Liberation Serif" fo:font-size="20pt" style:font-size-asian="28pt" style:font-size-complex="28pt"/>
    </style:style>
    <style:style style:name="P13" style:family="paragraph">
      <loext:graphic-properties draw:fill="solid" draw:fill-color="#ffaa95"/>
      <style:paragraph-properties fo:text-align="center"/>
      <style:text-properties style:font-name="Liberation Serif" fo:font-size="20pt" style:font-size-asian="28pt" style:font-size-complex="28pt"/>
    </style:style>
    <style:style style:name="T1" style:family="text"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T3" style:family="text">
      <style:text-properties style:font-name="Liberation Serif" fo:font-size="20pt" fo:font-style="italic" style:font-size-asian="20pt" style:font-size-complex="20pt"/>
    </style:style>
    <style:style style:name="T4" style:family="text">
      <style:text-properties style:text-position="-33% 58%" style:font-name="Liberation Serif" fo:font-size="20pt" fo:font-style="italic" style:font-size-asian="20pt" style:font-size-complex="20pt"/>
    </style:style>
    <style:style style:name="T5" style:family="text">
      <style:text-properties style:font-name="Liberation Serif1" fo:font-size="20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6" style:family="text">
      <style:text-properties style:font-name="Liberation Serif" style:font-size-asian="28pt" style:font-size-complex="28pt"/>
    </style:style>
    <style:style style:name="T7" style:family="text">
      <style:text-properties style:text-position="0% 100%" style:font-name="Liberation Serif" style:font-size-asian="28pt" style:font-size-complex="28pt"/>
    </style:style>
    <style:style style:name="T8" style:family="text">
      <style:text-properties style:text-position="-33% 58%" style:font-name="Liberation Serif" style:font-size-asian="28pt" style:font-size-complex="28pt"/>
    </style:style>
    <style:style style:name="T9" style:family="text">
      <style:text-properties style:text-position="33% 58%" style:font-name="Liberation Serif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3cm" svg:height="11.6cm" svg:x="1.5cm" svg:y="13.1cm">
          <text:p text:style-name="P1"><text:span text:style-name="T1">x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cm" svg:height="2cm" svg:x="2cm" svg:y="16.615cm">
          <text:p text:style-name="P3"><text:span text:style-name="T3">x</text:span><text:span text:style-name="T4">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15" draw:id="id15" draw:layer="layout" svg:width="2cm" svg:height="2cm" svg:x="2cm" svg:y="22.3cm">
          <text:p text:style-name="P3"><text:span text:style-name="T3">x</text:span><text:span text:style-name="T4">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draw:type="line" svg:x1="4cm" svg:y1="17.615cm" svg:x2="11cm" svg:y2="2.45cm" draw:start-shape="id1" draw:start-glue-point="7" draw:end-shape="id2" draw:end-glue-point="3" svg:d="M4000 17615l7000-15165" svg:viewBox="0 0 7001 15166">
          <text:p/>
        </draw:connector>
        <draw:connector draw:style-name="gr3" draw:text-style-name="P4" draw:layer="layout" draw:type="line" svg:x1="4cm" svg:y1="17.615cm" svg:x2="11.001cm" svg:y2="5.451cm" draw:start-shape="id1" draw:start-glue-point="7" draw:end-shape="id3" draw:end-glue-point="3" svg:d="M4000 17615l7001-12164" svg:viewBox="0 0 7002 12165">
          <text:p/>
        </draw:connector>
        <draw:connector draw:style-name="gr3" draw:text-style-name="P4" draw:layer="layout" draw:type="line" svg:x1="4cm" svg:y1="17.615cm" svg:x2="11.002cm" svg:y2="8.452cm" draw:start-shape="id1" draw:start-glue-point="7" draw:end-shape="id4" draw:end-glue-point="3" svg:d="M4000 17615l7002-9163" svg:viewBox="0 0 7003 9164">
          <text:p/>
        </draw:connector>
        <draw:connector draw:style-name="gr3" draw:text-style-name="P4" draw:layer="layout" draw:type="line" svg:x1="4cm" svg:y1="17.615cm" svg:x2="11.003cm" svg:y2="11.453cm" draw:start-shape="id1" draw:start-glue-point="7" draw:end-shape="id5" draw:end-glue-point="3" svg:d="M4000 17615l7003-6162" svg:viewBox="0 0 7004 6163">
          <text:p/>
        </draw:connector>
        <draw:connector draw:style-name="gr3" draw:text-style-name="P4" draw:layer="layout" draw:type="line" svg:x1="4cm" svg:y1="17.615cm" svg:x2="11.004cm" svg:y2="14.454cm" draw:start-shape="id1" draw:start-glue-point="7" draw:end-shape="id6" draw:end-glue-point="3" svg:d="M4000 17615l7004-3161" svg:viewBox="0 0 7005 3162">
          <text:p/>
        </draw:connector>
        <draw:connector draw:style-name="gr3" draw:text-style-name="P4" draw:layer="layout" draw:type="line" svg:x1="4cm" svg:y1="17.615cm" svg:x2="11.005cm" svg:y2="17.555cm" draw:start-shape="id1" draw:start-glue-point="7" draw:end-shape="id7" draw:end-glue-point="3" svg:d="M4000 17615l7005-60" svg:viewBox="0 0 7006 61">
          <text:p/>
        </draw:connector>
        <draw:connector draw:style-name="gr3" draw:text-style-name="P4" draw:layer="layout" draw:type="line" svg:x1="4cm" svg:y1="17.615cm" svg:x2="11.006cm" svg:y2="20.456cm" draw:start-shape="id1" draw:start-glue-point="7" draw:end-shape="id8" draw:end-glue-point="3" svg:d="M4000 17615l7006 2841" svg:viewBox="0 0 7007 2842">
          <text:p/>
        </draw:connector>
        <draw:connector draw:style-name="gr3" draw:text-style-name="P4" draw:layer="layout" draw:type="line" svg:x1="4cm" svg:y1="17.615cm" svg:x2="11.007cm" svg:y2="23.457cm" draw:start-shape="id1" draw:start-glue-point="7" draw:end-shape="id9" draw:end-glue-point="3" svg:d="M4000 17615l7007 5842" svg:viewBox="0 0 7008 5843">
          <text:p/>
        </draw:connector>
        <draw:connector draw:style-name="gr3" draw:text-style-name="P4" draw:layer="layout" draw:type="line" svg:x1="4cm" svg:y1="17.615cm" svg:x2="11.008cm" svg:y2="26.458cm" draw:start-shape="id1" draw:start-glue-point="7" draw:end-shape="id10" draw:end-glue-point="3" svg:d="M4000 17615l7008 8843" svg:viewBox="0 0 7009 8844">
          <text:p/>
        </draw:connector>
        <draw:connector draw:style-name="gr3" draw:text-style-name="P4" draw:layer="layout" draw:type="line" svg:x1="4cm" svg:y1="17.615cm" svg:x2="11.009cm" svg:y2="29.459cm" draw:start-shape="id1" draw:start-glue-point="7" draw:end-shape="id11" draw:end-glue-point="3" svg:d="M4000 17615l7009 11844" svg:viewBox="0 0 7010 11845">
          <text:p/>
        </draw:connector>
        <draw:connector draw:style-name="gr3" draw:text-style-name="P4" draw:layer="layout" draw:type="line" svg:x1="4cm" svg:y1="17.615cm" svg:x2="11.01cm" svg:y2="32.46cm" draw:start-shape="id1" draw:start-glue-point="7" draw:end-shape="id12" draw:end-glue-point="3" svg:d="M4000 17615l7010 14845" svg:viewBox="0 0 7011 14846">
          <text:p/>
        </draw:connector>
        <draw:connector draw:style-name="gr3" draw:text-style-name="P4" draw:layer="layout" draw:type="line" svg:x1="4cm" svg:y1="17.615cm" svg:x2="11.011cm" svg:y2="35.461cm" draw:start-shape="id1" draw:start-glue-point="7" draw:end-shape="id13" draw:end-glue-point="3" svg:d="M4000 17615l7011 17846" svg:viewBox="0 0 7012 17847">
          <text:p/>
        </draw:connector>
        <draw:connector draw:style-name="gr3" draw:text-style-name="P4" draw:layer="layout" draw:type="line" svg:x1="4cm" svg:y1="17.615cm" svg:x2="11.012cm" svg:y2="38.462cm" draw:start-shape="id1" draw:start-glue-point="7" draw:end-shape="id14" draw:end-glue-point="3" svg:d="M4000 17615l7012 20847" svg:viewBox="0 0 7013 20848">
          <text:p/>
        </draw:connector>
        <draw:connector draw:style-name="gr3" draw:text-style-name="P4" draw:layer="layout" draw:type="line" svg:x1="4cm" svg:y1="23.3cm" svg:x2="11.012cm" svg:y2="38.462cm" draw:start-shape="id15" draw:start-glue-point="7" draw:end-shape="id14" draw:end-glue-point="3" svg:d="M4000 23300l7012 15162" svg:viewBox="0 0 7013 15163">
          <text:p/>
        </draw:connector>
        <draw:connector draw:style-name="gr3" draw:text-style-name="P4" draw:layer="layout" draw:type="line" svg:x1="4cm" svg:y1="23.3cm" svg:x2="11.011cm" svg:y2="35.461cm" draw:start-shape="id15" draw:start-glue-point="7" draw:end-shape="id13" draw:end-glue-point="3" svg:d="M4000 23300l7011 12161" svg:viewBox="0 0 7012 12162">
          <text:p/>
        </draw:connector>
        <draw:connector draw:style-name="gr3" draw:text-style-name="P4" draw:layer="layout" draw:type="line" svg:x1="4cm" svg:y1="23.3cm" svg:x2="11.01cm" svg:y2="32.46cm" draw:start-shape="id15" draw:start-glue-point="7" draw:end-shape="id12" draw:end-glue-point="3" svg:d="M4000 23300l7010 9160" svg:viewBox="0 0 7011 9161">
          <text:p/>
        </draw:connector>
        <draw:connector draw:style-name="gr3" draw:text-style-name="P4" draw:layer="layout" draw:type="line" svg:x1="4cm" svg:y1="23.3cm" svg:x2="11.009cm" svg:y2="29.459cm" draw:start-shape="id15" draw:start-glue-point="7" draw:end-shape="id11" draw:end-glue-point="3" svg:d="M4000 23300l7009 6159" svg:viewBox="0 0 7010 6160">
          <text:p/>
        </draw:connector>
        <draw:connector draw:style-name="gr3" draw:text-style-name="P4" draw:layer="layout" draw:type="line" svg:x1="4cm" svg:y1="23.3cm" svg:x2="11.008cm" svg:y2="26.458cm" draw:start-shape="id15" draw:start-glue-point="7" draw:end-shape="id10" draw:end-glue-point="3" svg:d="M4000 23300l7008 3158" svg:viewBox="0 0 7009 3159">
          <text:p/>
        </draw:connector>
        <draw:connector draw:style-name="gr3" draw:text-style-name="P4" draw:layer="layout" draw:type="line" svg:x1="4cm" svg:y1="23.3cm" svg:x2="11.007cm" svg:y2="23.457cm" draw:start-shape="id15" draw:start-glue-point="7" draw:end-shape="id9" draw:end-glue-point="3" svg:d="M4000 23300l7007 157" svg:viewBox="0 0 7008 158">
          <text:p/>
        </draw:connector>
        <draw:connector draw:style-name="gr3" draw:text-style-name="P4" draw:layer="layout" draw:type="line" svg:x1="4cm" svg:y1="23.3cm" svg:x2="11.006cm" svg:y2="20.456cm" draw:start-shape="id15" draw:start-glue-point="7" draw:end-shape="id8" draw:end-glue-point="3" svg:d="M4000 23300l7006-2844" svg:viewBox="0 0 7007 2845">
          <text:p/>
        </draw:connector>
        <draw:connector draw:style-name="gr3" draw:text-style-name="P4" draw:layer="layout" draw:type="line" svg:x1="4cm" svg:y1="23.3cm" svg:x2="11.005cm" svg:y2="17.555cm" draw:start-shape="id15" draw:start-glue-point="7" draw:end-shape="id7" draw:end-glue-point="3" svg:d="M4000 23300l7005-5745" svg:viewBox="0 0 7006 5746">
          <text:p/>
        </draw:connector>
        <draw:connector draw:style-name="gr3" draw:text-style-name="P4" draw:layer="layout" draw:type="line" svg:x1="4cm" svg:y1="23.3cm" svg:x2="11.004cm" svg:y2="14.454cm" draw:start-shape="id15" draw:start-glue-point="7" draw:end-shape="id6" draw:end-glue-point="3" svg:d="M4000 23300l7004-8846" svg:viewBox="0 0 7005 8847">
          <text:p/>
        </draw:connector>
        <draw:connector draw:style-name="gr3" draw:text-style-name="P4" draw:layer="layout" draw:type="line" svg:x1="4cm" svg:y1="23.3cm" svg:x2="11.003cm" svg:y2="11.453cm" draw:start-shape="id15" draw:start-glue-point="7" draw:end-shape="id5" draw:end-glue-point="3" svg:d="M4000 23300l7003-11847" svg:viewBox="0 0 7004 11848">
          <text:p/>
        </draw:connector>
        <draw:connector draw:style-name="gr3" draw:text-style-name="P4" draw:layer="layout" draw:type="line" svg:x1="4cm" svg:y1="23.3cm" svg:x2="11.002cm" svg:y2="8.452cm" draw:start-shape="id15" draw:start-glue-point="7" draw:end-shape="id4" draw:end-glue-point="3" svg:d="M4000 23300l7002-14848" svg:viewBox="0 0 7003 14849">
          <text:p/>
        </draw:connector>
        <draw:connector draw:style-name="gr3" draw:text-style-name="P4" draw:layer="layout" draw:type="line" svg:x1="4cm" svg:y1="23.3cm" svg:x2="11.001cm" svg:y2="5.451cm" draw:start-shape="id15" draw:start-glue-point="7" draw:end-shape="id3" draw:end-glue-point="3" svg:d="M4000 23300l7001-17849" svg:viewBox="0 0 7002 17850">
          <text:p/>
        </draw:connector>
        <draw:connector draw:style-name="gr3" draw:text-style-name="P4" draw:layer="layout" draw:type="line" svg:x1="4cm" svg:y1="23.3cm" svg:x2="11cm" svg:y2="2.45cm" draw:start-shape="id15" draw:start-glue-point="7" draw:end-shape="id2" draw:end-glue-point="3" svg:d="M4000 23300l7000-20850" svg:viewBox="0 0 7001 20851">
          <text:p/>
        </draw:connector>
        <draw:custom-shape draw:style-name="gr4" draw:text-style-name="P6" xml:id="id17" draw:id="id17" draw:layer="layout" svg:width="2.2cm" svg:height="2.2cm" svg:x="29cm" svg:y="19.4cm">
          <text:p text:style-name="P5"><text:span text:style-name="T5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2.2cm" svg:height="2.2cm" svg:x="29cm" svg:y="22.9cm">
          <text:p text:style-name="P3"><text:span text:style-name="T3">-1,64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draw:type="line" svg:x1="30.1cm" svg:y1="22.9cm" svg:x2="30.1cm" svg:y2="21.6cm" draw:start-shape="id16" draw:start-glue-point="4" draw:end-shape="id17" draw:end-glue-point="8" svg:d="M30100 22900v-1300" svg:viewBox="0 0 1 1301">
          <text:p/>
        </draw:connector>
        <draw:connector draw:style-name="gr6" draw:text-style-name="P7" draw:layer="layout" draw:type="line" svg:x1="20.006cm" svg:y1="20.456cm" svg:x2="29cm" svg:y2="20.5cm" draw:start-shape="id8" draw:start-glue-point="1" draw:end-shape="id17" draw:end-glue-point="6" svg:d="M20006 20456l8994 44" svg:viewBox="0 0 8995 45">
          <text:p/>
        </draw:connector>
        <draw:frame draw:style-name="gr7" draw:text-style-name="P9" draw:layer="layout" svg:width="2.035cm" svg:height="1.105cm" svg:x="21.265cm" svg:y="19.4cm">
          <draw:text-box>
            <text:p text:style-name="P8">-2,64</text:p>
          </draw:text-box>
        </draw:frame>
        <draw:connector draw:style-name="gr3" draw:text-style-name="P4" draw:layer="layout" draw:type="line" svg:x1="31.2cm" svg:y1="20.5cm" svg:x2="32.816cm" svg:y2="20.489cm" draw:start-shape="id17" draw:start-glue-point="10" svg:d="M31200 20500l1616-11" svg:viewBox="0 0 1617 12">
          <text:p/>
        </draw:connector>
        <draw:connector draw:style-name="gr3" draw:text-style-name="P4" draw:layer="layout" draw:type="line" svg:x1="20.007cm" svg:y1="23.457cm" svg:x2="29cm" svg:y2="20.5cm" draw:start-shape="id9" draw:start-glue-point="1" draw:end-shape="id17" draw:end-glue-point="6" svg:d="M20007 23457l8993-2957" svg:viewBox="0 0 8994 2958">
          <text:p/>
        </draw:connector>
        <draw:connector draw:style-name="gr3" draw:text-style-name="P4" draw:layer="layout" draw:type="line" svg:x1="20.008cm" svg:y1="26.458cm" svg:x2="29cm" svg:y2="20.5cm" draw:start-shape="id10" draw:start-glue-point="1" draw:end-shape="id17" draw:end-glue-point="6" svg:d="M20008 26458l8992-5958" svg:viewBox="0 0 8993 5959">
          <text:p/>
        </draw:connector>
        <draw:connector draw:style-name="gr3" draw:text-style-name="P4" draw:layer="layout" draw:type="line" svg:x1="20.009cm" svg:y1="29.459cm" svg:x2="29.322cm" svg:y2="21.278cm" draw:start-shape="id11" draw:start-glue-point="1" draw:end-shape="id17" draw:end-glue-point="7" svg:d="M20009 29459l9313-8181" svg:viewBox="0 0 9314 8182">
          <text:p/>
        </draw:connector>
        <draw:connector draw:style-name="gr3" draw:text-style-name="P4" draw:layer="layout" draw:type="line" svg:x1="20.01cm" svg:y1="32.46cm" svg:x2="29.322cm" svg:y2="21.278cm" draw:start-shape="id12" draw:start-glue-point="1" draw:end-shape="id17" draw:end-glue-point="7" svg:d="M20010 32460l9312-11182" svg:viewBox="0 0 9313 11183">
          <text:p/>
        </draw:connector>
        <draw:connector draw:style-name="gr3" draw:text-style-name="P4" draw:layer="layout" draw:type="line" svg:x1="20.011cm" svg:y1="35.461cm" svg:x2="29.322cm" svg:y2="21.278cm" draw:start-shape="id13" draw:start-glue-point="1" draw:end-shape="id17" draw:end-glue-point="7" svg:d="M20011 35461l9311-14183" svg:viewBox="0 0 9312 14184">
          <text:p/>
        </draw:connector>
        <draw:connector draw:style-name="gr3" draw:text-style-name="P4" draw:layer="layout" draw:type="line" svg:x1="20.012cm" svg:y1="38.462cm" svg:x2="29.322cm" svg:y2="21.278cm" draw:start-shape="id14" draw:start-glue-point="1" draw:end-shape="id17" draw:end-glue-point="7" svg:d="M20012 38462l9310-17184" svg:viewBox="0 0 9311 17185">
          <text:p/>
        </draw:connector>
        <draw:connector draw:style-name="gr3" draw:text-style-name="P4" draw:layer="layout" draw:type="line" svg:x1="20cm" svg:y1="2.45cm" svg:x2="29.322cm" svg:y2="19.722cm" draw:start-shape="id2" draw:start-glue-point="1" draw:end-shape="id17" draw:end-glue-point="5" svg:d="M20000 2450l9322 17272" svg:viewBox="0 0 9323 17273">
          <text:p/>
        </draw:connector>
        <draw:connector draw:style-name="gr3" draw:text-style-name="P4" draw:layer="layout" draw:type="line" svg:x1="20.001cm" svg:y1="5.451cm" svg:x2="29.322cm" svg:y2="19.722cm" draw:start-shape="id3" draw:start-glue-point="1" draw:end-shape="id17" draw:end-glue-point="5" svg:d="M20001 5451l9321 14271" svg:viewBox="0 0 9322 14272">
          <text:p/>
        </draw:connector>
        <draw:connector draw:style-name="gr3" draw:text-style-name="P4" draw:layer="layout" draw:type="line" svg:x1="20.002cm" svg:y1="8.452cm" svg:x2="29.322cm" svg:y2="19.722cm" draw:start-shape="id4" draw:start-glue-point="1" draw:end-shape="id17" draw:end-glue-point="5" svg:d="M20002 8452l9320 11270" svg:viewBox="0 0 9321 11271">
          <text:p/>
        </draw:connector>
        <draw:connector draw:style-name="gr3" draw:text-style-name="P4" draw:layer="layout" draw:type="line" svg:x1="20.003cm" svg:y1="11.453cm" svg:x2="29.322cm" svg:y2="19.722cm" draw:start-shape="id5" draw:start-glue-point="1" draw:end-shape="id17" draw:end-glue-point="5" svg:d="M20003 11453l9319 8269" svg:viewBox="0 0 9320 8270">
          <text:p/>
        </draw:connector>
        <draw:connector draw:style-name="gr3" draw:text-style-name="P4" draw:layer="layout" draw:type="line" svg:x1="20.004cm" svg:y1="14.454cm" svg:x2="29cm" svg:y2="20.5cm" draw:start-shape="id6" draw:start-glue-point="1" draw:end-shape="id17" draw:end-glue-point="6" svg:d="M20004 14454l8996 6046" svg:viewBox="0 0 8997 6047">
          <text:p/>
        </draw:connector>
        <draw:connector draw:style-name="gr3" draw:text-style-name="P4" draw:layer="layout" draw:type="line" svg:x1="20.005cm" svg:y1="17.555cm" svg:x2="29cm" svg:y2="20.5cm" draw:start-shape="id7" draw:start-glue-point="1" draw:end-shape="id17" draw:end-glue-point="6" svg:d="M20005 17555l8995 2945" svg:viewBox="0 0 8996 2946">
          <text:p/>
        </draw:connector>
        <draw:frame draw:style-name="gr7" draw:text-style-name="P9" draw:layer="layout" svg:width="2.035cm" svg:height="1.105cm" draw:transform="rotate (-0.345051593119279) translate (21.512cm 16.884cm)">
          <draw:text-box>
            <text:p text:style-name="P8">-2,86</text:p>
          </draw:text-box>
        </draw:frame>
        <draw:frame draw:style-name="gr7" draw:text-style-name="P9" draw:layer="layout" svg:width="2.035cm" svg:height="1.105cm" draw:transform="rotate (-0.522027979271505) translate (21.676cm 14.461cm)">
          <draw:text-box>
            <text:p text:style-name="P8">-0,60</text:p>
          </draw:text-box>
        </draw:frame>
        <draw:frame draw:style-name="gr8" draw:text-style-name="P9" draw:layer="layout" svg:width="2.001cm" svg:height="1.105cm" draw:transform="rotate (-0.68032934242739) translate (21.735cm 11.894cm)">
          <draw:text-box>
            <text:p text:style-name="P8">-0,96</text:p>
          </draw:text-box>
        </draw:frame>
        <draw:frame draw:style-name="gr9" draw:text-style-name="P9" draw:layer="layout" svg:width="1.946cm" svg:height="1.105cm" draw:transform="rotate (-0.794997474283418) translate (22.008cm 9.568cm)">
          <draw:text-box>
            <text:p text:style-name="P8">-0,84</text:p>
          </draw:text-box>
        </draw:frame>
        <draw:frame draw:style-name="gr9" draw:text-style-name="P9" draw:layer="layout" svg:width="1.946cm" svg:height="1.105cm" draw:transform="rotate (-0.967610537305657) translate (22.214cm 7.35cm)">
          <draw:text-box>
            <text:p text:style-name="P8">-0,10</text:p>
          </draw:text-box>
        </draw:frame>
        <draw:frame draw:style-name="gr9" draw:text-style-name="P9" draw:layer="layout" svg:width="1.946cm" svg:height="1.105cm" draw:transform="rotate (-0.937416341246154) translate (22.148cm 4.752cm)">
          <draw:text-box>
            <text:p text:style-name="P8">-2,31</text:p>
          </draw:text-box>
        </draw:frame>
        <draw:frame draw:style-name="gr7" draw:text-style-name="P9" draw:layer="layout" svg:width="2.035cm" svg:height="1.105cm" draw:transform="rotate (0.318871654339364) translate (21.205cm 22.028cm)">
          <draw:text-box>
            <text:p text:style-name="P8">-0,62</text:p>
          </draw:text-box>
        </draw:frame>
        <draw:frame draw:style-name="gr7" draw:text-style-name="P9" draw:layer="layout" svg:width="2.035cm" svg:height="1.105cm" draw:transform="rotate (0.523075176822701) translate (21.188cm 24.564cm)">
          <draw:text-box>
            <text:p text:style-name="P8">-0,68</text:p>
          </draw:text-box>
        </draw:frame>
        <draw:frame draw:style-name="gr10" draw:text-style-name="P10" draw:layer="layout" svg:width="2.035cm" svg:height="1.105cm" draw:transform="rotate (0.701622359301721) translate (21.313cm 27.17cm)">
          <draw:text-box>
            <text:p text:style-name="P8">-0,88</text:p>
          </draw:text-box>
        </draw:frame>
        <draw:frame draw:style-name="gr9" draw:text-style-name="P9" draw:layer="layout" svg:width="2.106cm" svg:height="1.105cm" draw:transform="rotate (0.895877505048689) translate (21.32cm 29.699cm)">
          <draw:text-box>
            <text:p text:style-name="P8">+3,72</text:p>
          </draw:text-box>
        </draw:frame>
        <draw:frame draw:style-name="gr9" draw:text-style-name="P9" draw:layer="layout" svg:width="2.106cm" svg:height="1.105cm" draw:transform="rotate (0.999200996766754) translate (21.357cm 31.896cm)">
          <draw:text-box>
            <text:p text:style-name="P8">+2,08</text:p>
          </draw:text-box>
        </draw:frame>
        <draw:frame draw:style-name="gr7" draw:text-style-name="P9" draw:layer="layout" svg:width="2.106cm" svg:height="1.105cm" draw:transform="rotate (1.06028752058656) translate (21.371cm 34.156cm)">
          <draw:text-box>
            <text:p text:style-name="P8">+6,68</text:p>
          </draw:text-box>
        </draw:frame>
        <draw:custom-shape draw:style-name="gr11" draw:text-style-name="P12" xml:id="id2" draw:id="id2" draw:layer="layout" svg:width="9cm" svg:height="2.5cm" svg:x="11cm" svg:y="1.2cm">
          <text:p text:style-name="P11"><text:span text:style-name="T6">exp(-[</text:span><text:span text:style-name="T7">(x</text:span><text:span text:style-name="T8">1</text:span><text:span text:style-name="T7">-0,87)</text:span><text:span text:style-name="T9">2</text:span><text:span text:style-name="T7">+(x</text:span><text:span text:style-name="T8">2</text:span><text:span text:style-name="T7">-</text:span><text:span text:style-name="T7">0,38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3" draw:id="id3" draw:layer="layout" svg:width="9cm" svg:height="2.5cm" svg:x="11.001cm" svg:y="4.201cm">
          <text:p text:style-name="P11"><text:span text:style-name="T6">e</text:span><text:span text:style-name="T6">x</text:span><text:span text:style-name="T6">p</text:span><text:span text:style-name="T6">(-</text:span><text:span text:style-name="T6">[</text:span><text:span text:style-name="T7">(</text:span><text:span text:style-name="T7">x</text:span><text:span text:style-name="T8">1</text:span><text:span text:style-name="T7">+</text:span><text:span text:style-name="T7">0</text:span><text:span text:style-name="T7">,</text:span><text:span text:style-name="T7">7</text:span><text:span text:style-name="T7">6</text:span><text:span text:style-name="T7">)</text:span><text:span text:style-name="T9">2</text:span><text:span text:style-name="T7">+</text:span><text:span text:style-name="T7">(</text:span><text:span text:style-name="T7">x</text:span><text:span text:style-name="T8">2</text:span><text:span text:style-name="T7">-</text:span><text:span text:style-name="T7">0</text:span><text:span text:style-name="T7">,</text:span><text:span text:style-name="T7">6</text:span><text:span text:style-name="T7">5</text:span><text:span text:style-name="T7">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4" draw:id="id4" draw:layer="layout" svg:width="9cm" svg:height="2.5cm" svg:x="11.002cm" svg:y="7.202cm">
          <text:p text:style-name="P11"><text:span text:style-name="T6">exp(</text:span><text:span text:style-name="T6">-</text:span><text:span text:style-name="T6">[</text:span><text:span text:style-name="T7">(x</text:span><text:span text:style-name="T8">1</text:span><text:span text:style-name="T7">-</text:span><text:span text:style-name="T7">0,93</text:span><text:span text:style-name="T7">)</text:span><text:span text:style-name="T9">2</text:span><text:span text:style-name="T7">+</text:span><text:span text:style-name="T7">(x</text:span><text:span text:style-name="T8">2</text:span><text:span text:style-name="T7">+</text:span><text:span text:style-name="T7">0,40</text:span><text:span text:style-name="T7">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5" draw:id="id5" draw:layer="layout" svg:width="9cm" svg:height="2.5cm" svg:x="11.003cm" svg:y="10.203cm">
          <text:p text:style-name="P11"><text:span text:style-name="T6">exp(</text:span><text:span text:style-name="T6">-</text:span><text:span text:style-name="T6">[</text:span><text:span text:style-name="T7">(x</text:span><text:span text:style-name="T8">1</text:span><text:span text:style-name="T7">+</text:span><text:span text:style-name="T7">0,35</text:span><text:span text:style-name="T7">)</text:span><text:span text:style-name="T9">2</text:span><text:span text:style-name="T7">+</text:span><text:span text:style-name="T7">(x</text:span><text:span text:style-name="T8">2</text:span><text:span text:style-name="T7">+</text:span><text:span text:style-name="T7">0,94</text:span><text:span text:style-name="T7">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6" draw:id="id6" draw:layer="layout" svg:width="9cm" svg:height="2.5cm" svg:x="11.004cm" svg:y="13.204cm">
          <text:p text:style-name="P11"><text:span text:style-name="T6">e</text:span><text:span text:style-name="T6">x</text:span><text:span text:style-name="T6">p</text:span><text:span text:style-name="T6">(-</text:span><text:span text:style-name="T6">[</text:span><text:span text:style-name="T7">(</text:span><text:span text:style-name="T7">x</text:span><text:span text:style-name="T8">1</text:span><text:span text:style-name="T7">-</text:span><text:span text:style-name="T7">0</text:span><text:span text:style-name="T7">,</text:span><text:span text:style-name="T7">0</text:span><text:span text:style-name="T7">2</text:span><text:span text:style-name="T7">)</text:span><text:span text:style-name="T9">2</text:span><text:span text:style-name="T7">+</text:span><text:span text:style-name="T7">(</text:span><text:span text:style-name="T7">x</text:span><text:span text:style-name="T8">2</text:span><text:span text:style-name="T7">-</text:span><text:span text:style-name="T7">0</text:span><text:span text:style-name="T7">,</text:span><text:span text:style-name="T7">9</text:span><text:span text:style-name="T7">8</text:span><text:span text:style-name="T7">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7" draw:id="id7" draw:layer="layout" svg:width="9cm" svg:height="2.5cm" svg:x="11.005cm" svg:y="16.305cm">
          <text:p text:style-name="P11"><text:span text:style-name="T6">exp(-[</text:span><text:span text:style-name="T7">(x</text:span><text:span text:style-name="T8">1</text:span><text:span text:style-name="T7">+0,67)</text:span><text:span text:style-name="T9">2</text:span><text:span text:style-name="T7">+</text:span><text:span text:style-name="T7">(x</text:span><text:span text:style-name="T8">2</text:span><text:span text:style-name="T7">+0,74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8" draw:id="id8" draw:layer="layout" svg:width="9cm" svg:height="2.5cm" svg:x="11.006cm" svg:y="19.206cm">
          <text:p text:style-name="P11"><text:span text:style-name="T6">exp(-[</text:span><text:span text:style-name="T7">(x</text:span><text:span text:style-name="T8">1</text:span><text:span text:style-name="T7">+0,97)</text:span><text:span text:style-name="T9">2</text:span><text:span text:style-name="T7">+(x</text:span><text:span text:style-name="T8">2</text:span><text:span text:style-name="T7">-</text:span><text:span text:style-name="T7">0,06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9" draw:id="id9" draw:layer="layout" svg:width="9cm" svg:height="2.5cm" svg:x="11.007cm" svg:y="22.207cm">
          <text:p text:style-name="P11"><text:span text:style-name="T6">exp(</text:span><text:span text:style-name="T6">-</text:span><text:span text:style-name="T6">[</text:span><text:span text:style-name="T7">(x</text:span><text:span text:style-name="T8">1</text:span><text:span text:style-name="T7">-</text:span><text:span text:style-name="T7">0,48</text:span><text:span text:style-name="T7">)</text:span><text:span text:style-name="T9">2</text:span><text:span text:style-name="T7">+</text:span><text:span text:style-name="T7">(x</text:span><text:span text:style-name="T8">2</text:span><text:span text:style-name="T7">+</text:span><text:span text:style-name="T7">0,89</text:span><text:span text:style-name="T7">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10" draw:id="id10" draw:layer="layout" svg:width="9cm" svg:height="2.5cm" svg:x="11.008cm" svg:y="25.208cm">
          <text:p text:style-name="P11"><text:span text:style-name="T6">exp(-[</text:span><text:span text:style-name="T7">(x</text:span><text:span text:style-name="T8">1</text:span><text:span text:style-name="T7">+0,91)</text:span><text:span text:style-name="T9">2</text:span><text:span text:style-name="T7">+(x</text:span><text:span text:style-name="T8">2</text:span><text:span text:style-name="T7">+0,40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11" draw:id="id11" draw:layer="layout" svg:width="9cm" svg:height="2.5cm" svg:x="11.009cm" svg:y="28.209cm">
          <text:p text:style-name="P11"><text:span text:style-name="T6">exp(</text:span><text:span text:style-name="T6">-</text:span><text:span text:style-name="T6">[</text:span><text:span text:style-name="T7">(x</text:span><text:span text:style-name="T8">1</text:span><text:span text:style-name="T7">+0,3</text:span><text:span text:style-name="T7">4)</text:span><text:span text:style-name="T9">2</text:span><text:span text:style-name="T7">+</text:span><text:span text:style-name="T7">(x</text:span><text:span text:style-name="T8">2</text:span><text:span text:style-name="T7">-</text:span><text:span text:style-name="T7">0,94</text:span><text:span text:style-name="T7">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12" draw:id="id12" draw:layer="layout" svg:width="9cm" svg:height="2.5cm" svg:x="11.01cm" svg:y="31.21cm">
          <text:p text:style-name="P11"><text:span text:style-name="T6">e</text:span><text:span text:style-name="T6">x</text:span><text:span text:style-name="T6">p</text:span><text:span text:style-name="T6">(-</text:span><text:span text:style-name="T6">[</text:span><text:span text:style-name="T7">(</text:span><text:span text:style-name="T7">x</text:span><text:span text:style-name="T8">1</text:span><text:span text:style-name="T7">-</text:span><text:span text:style-name="T7">0</text:span><text:span text:style-name="T7">,</text:span><text:span text:style-name="T7">5</text:span><text:span text:style-name="T7">2</text:span><text:span text:style-name="T7">)</text:span><text:span text:style-name="T9">2</text:span><text:span text:style-name="T7">+</text:span><text:span text:style-name="T7">(</text:span><text:span text:style-name="T7">x</text:span><text:span text:style-name="T8">2</text:span><text:span text:style-name="T7">-</text:span><text:span text:style-name="T7">0</text:span><text:span text:style-name="T7">,</text:span><text:span text:style-name="T7">0</text:span><text:span text:style-name="T7">6</text:span><text:span text:style-name="T7">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13" draw:id="id13" draw:layer="layout" svg:width="9cm" svg:height="2.5cm" svg:x="11.011cm" svg:y="34.211cm">
          <text:p text:style-name="P11"><text:span text:style-name="T6">exp(</text:span><text:span text:style-name="T6">-</text:span><text:span text:style-name="T6">[</text:span><text:span text:style-name="T7">(x</text:span><text:span text:style-name="T8">1</text:span><text:span text:style-name="T7">+0,3</text:span><text:span text:style-name="T7">1)</text:span><text:span text:style-name="T9">2</text:span><text:span text:style-name="T7">+</text:span><text:span text:style-name="T7">(x</text:span><text:span text:style-name="T8">2</text:span><text:span text:style-name="T7">-</text:span><text:span text:style-name="T7">0,46</text:span><text:span text:style-name="T7">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14" draw:id="id14" draw:layer="layout" svg:width="9cm" svg:height="2.5cm" svg:x="11.012cm" svg:y="37.212cm">
          <text:p text:style-name="P11"><text:span text:style-name="T6">exp(</text:span><text:span text:style-name="T6">-</text:span><text:span text:style-name="T6">[</text:span><text:span text:style-name="T7">(x</text:span><text:span text:style-name="T8">1</text:span><text:span text:style-name="T7">+0,4</text:span><text:span text:style-name="T7">9)</text:span><text:span text:style-name="T9">2</text:span><text:span text:style-name="T7">+</text:span><text:span text:style-name="T7">(x</text:span><text:span text:style-name="T8">2</text:span><text:span text:style-name="T7">+</text:span><text:span text:style-name="T7">0,37</text:span><text:span text:style-name="T7">)</text:span><text:span text:style-name="T9">2</text:span><text:span text:style-name="T7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cm" fo:page-height="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09:34:33.165147282</meta:creation-date>
    <dc:date>2021-12-08T11:44:55.381011867</dc:date>
    <meta:editing-duration>PT39M27S</meta:editing-duration>
    <meta:editing-cycles>7</meta:editing-cycles>
    <meta:generator>LibreOffice/6.4.7.2$Linux_X86_64 LibreOffice_project/40$Build-2</meta:generator>
    <meta:document-statistic meta:object-count="72"/>
  </office:meta>
</office:document-meta>
</file>